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Increasing Agency Through Web Augmentation<text:bookmark-end text:name="chapter-6"/></text:h>
      <text:p text:style-name="First_20_paragraph">[Target 3,000 words]</text:p>
      <text:p text:style-name="Text_20_body">This is a short chapter describing the work I did with web augmentation as a means to challenge data-holder power.</text:p>
      <text:h text:style-name="Heading_20_2" text:outline-level="2"><text:bookmark-start text:name="research-context"/>Research context<text:bookmark-end text:name="research-context"/></text:h>
      <text:p text:style-name="First_20_paragraph">[Target X words]</text:p>
      <text:list text:style-name="L1">
        <text:list-item>
          <text:p text:style-name="P1">Seams [Weiser] and how to overcome them.</text:p>
        </text:list-item>
        <text:list-item>
          <text:p text:style-name="P1">Web augmentation as a means to do that, without provider permission.</text:p>
        </text:list-item>
        <text:list-item>
          <text:p text:style-name="P1">Scraping / webcrawling.</text:p>
        </text:list-item>
      </text:list>
      <text:h text:style-name="Heading_20_2" text:outline-level="2"><text:bookmark-start text:name="what-was-done"/>What was Done<text:bookmark-end text:name="what-was-done"/></text:h>
      <text:p text:style-name="First_20_paragraph">[Target X words]</text:p>
      <text:h text:style-name="Heading_20_3" text:outline-level="3"><text:bookmark-start text:name="just-eat-scenario"/>Just Eat scenario<text:bookmark-end text:name="just-eat-scenario"/></text:h>
      <text:list text:style-name="L2">
        <text:list-item>
          <text:p text:style-name="P2">Just Eat web augmentation to show how interfaces can be changed on user side</text:p>
        </text:list-item>
      </text:list>
      <text:h text:style-name="Heading_20_3" text:outline-level="3"><text:bookmark-start text:name="facebook-scenario"/>Facebook scenario<text:bookmark-end text:name="facebook-scenario"/></text:h>
      <text:list text:style-name="L3">
        <text:list-item>
          <text:p text:style-name="P3">web augmentation to gather Facebook posts to view elsewhere (given Facebook restricts this)</text:p>
        </text:list-item>
      </text:list>
      <text:h text:style-name="Heading_20_2" text:outline-level="2"><text:bookmark-start text:name="discussion"/>Discussion<text:bookmark-end text:name="discussion"/></text:h>
      <text:p text:style-name="First_20_paragraph">[Target X words]</text:p>
      <text:p text:style-name="Text_20_body">Discussing the implications of this technique, and its limitations, with reference to the overall research question and acquiring agency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3:54Z</meta:creation-date>
    <dc:date>2020-11-12T16:33:5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